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43.83mm"/>
    </style:style>
    <style:style style:name="co24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Intr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Twista Yo Bo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bsolut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Keep It Gang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Run on 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Groupie Lu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Lonely 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nother Su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213 tha Gangsta Cl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Gotta Find a 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Ups &amp; Dow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Joyst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Rick James (interlu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ary Ja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Lil 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y Dirty 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ppreci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So F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21:42:26.173002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21:42:58.369501473</dc:date>
    <dc:creator>Raphael </dc:creator>
    <meta:editing-duration>PT2H19M50S</meta:editing-duration>
    <meta:editing-cycles>26</meta:editing-cycles>
    <meta:document-statistic meta:table-count="32" meta:cell-count="15401" meta:object-count="0"/>
  </office:meta>
</office:document-meta>
</file>